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7-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0 de Jun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Impresora de Carné, consumibles y tarjetas PVC para impresión de Carné de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DISTRIBUIDORA VELOVEN ORIENTE,C.A, RIF: J-31125294-0, por un monto de Bs. 124.904,64, ubicada en Av. Perimetral, Edificio Sesta, Local 02-A, CUMANA ESTADO SUCRE
<text:line-break/>
<text:line-break/></text:p>
      <text:p text:style-name="P11"/>
      <text:p text:style-name="P5"><text:span text:style-name="T21">En Maturín, a los </text:span><text:span text:style-name="Fuente_20_de_20_párrafo_20_predeter."><text:span text:style-name="T17"><text:s/>venticinco (2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